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800000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ney Garlic Pork Belly</text:p>
      <text:p text:style-name="Standard"/>
      <text:p text:style-name="P2">(1)</text:p>
      <text:p text:style-name="Standard">&gt; Saute until browned on both sides (do not use oil, the pork belly provides the oil).</text:p>
      <text:p text:style-name="Standard">1 lb pork belly, cubed</text:p>
      <text:p text:style-name="Standard"/>
      <text:p text:style-name="Standard">&gt; Set pork belly aside. Add ingredients to make sauce, to desired consistency:</text:p>
      <text:p text:style-name="Standard">¼ cup honey</text:p>
      <text:p text:style-name="Standard">3 tbsp soy sauce</text:p>
      <text:p text:style-name="Standard">4 cloves garlic, minced</text:p>
      <text:p text:style-name="P4">add ½ tbsp butter?</text:p>
      <text:p text:style-name="P4">add jalepeno/serrano peppers?</text:p>
      <text:p text:style-name="Standard"/>
      <text:p text:style-name="Standard">&gt; When sauce is near desired consistency, turn off heat and add in:</text:p>
      <text:p text:style-name="Standard">Sesame seeds</text:p>
      <text:p text:style-name="Standard">Salt</text:p>
      <text:p text:style-name="Standard">pork belly from <text:span text:style-name="T1">(1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0-07-14T16:53:52.39</dc:date>
    <meta:editing-duration>PT34M18S</meta:editing-duration>
    <meta:editing-cycles>17</meta:editing-cycles>
    <meta:generator>OpenOffice/4.1.4$Win32 OpenOffice.org_project/414m5$Build-9788</meta:generator>
    <meta:document-statistic meta:table-count="0" meta:image-count="0" meta:object-count="0" meta:page-count="1" meta:paragraph-count="14" meta:word-count="78" meta:character-count="411"/>
  </office:meta>
</office:document-meta>
</file>